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773" officeooo:paragraph-rsid="0001d773"/>
    </style:style>
    <style:style style:name="P2" style:family="paragraph" style:parent-style-name="Standard">
      <style:text-properties officeooo:rsid="0003d6da" officeooo:paragraph-rsid="0003d6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o HTML5 tags indicate an element physical position on the page?</text:p>
      <text:p text:style-name="P1"/>
      <text:p text:style-name="P1">- It doesn’t, a tag in HTML5 indicates the meaning of the data.</text:p>
      <text:p text:style-name="Standard"/>
      <text:p text:style-name="Standard">2. Can I validate an HTML5 page without footer or header?</text:p>
      <text:p text:style-name="Standard"/>
      <text:p text:style-name="P1">- Yes, you can validate an HTML5 page.</text:p>
      <text:p text:style-name="Standard"/>
      <text:p text:style-name="Standard">3. A single webpage can have multiple header and footer tags?</text:p>
      <text:p text:style-name="Standard"/>
      <text:p text:style-name="P1">- Yes, it can have multiples headers and footers</text:p>
      <text:p text:style-name="Standard"/>
      <text:p text:style-name="Standard">4. It is correct to have more than one article on a web page?</text:p>
      <text:p text:style-name="Standard"/>
      <text:p text:style-name="P1">Yes, as it is intended to be reusable.</text:p>
      <text:p text:style-name="Standard"/>
      <text:p text:style-name="Standard">5. When do I have to use the section tag?</text:p>
      <text:p text:style-name="Standard"/>
      <text:p text:style-name="P2">You can use it for chapters or sections.</text:p>
      <text:p text:style-name="Standard"/>
      <text:p text:style-name="Standard">6. Content inside aside tag is unrelated with main tag content?</text:p>
      <text:p text:style-name="Standard"/>
      <text:p text:style-name="P2">No, the aside tag is “tangentially related” to the main contents.</text:p>
      <text:p text:style-name="Standard"/>
      <text:p text:style-name="Standard">7. Do HTML4 nav tags must have h1-h6 headers?</text:p>
      <text:p text:style-name="Standard"/>
      <text:p text:style-name="P2">No, but it was the only mean to shape the document outli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20:11:49.133921388</meta:creation-date>
    <meta:generator>LibreOffice/6.4.7.2$Linux_X86_64 LibreOffice_project/40$Build-2</meta:generator>
    <dc:date>2021-11-05T20:32:10.784418881</dc:date>
    <meta:editing-duration>PT9M25S</meta:editing-duration>
    <meta:editing-cycles>1</meta:editing-cycles>
    <meta:document-statistic meta:table-count="0" meta:image-count="0" meta:object-count="0" meta:page-count="1" meta:paragraph-count="14" meta:word-count="147" meta:character-count="746" meta:non-whitespace-character-count="613"/>
  </office:meta>
</office:document-meta>
</file>